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totalage</text:p>
          </table:table-cell>
          <table:table-cell office:value-type="string">
            <text:p>margin</text:p>
          </table:table-cell>
          <table:table-cell office:value-type="string">
            <text:p>oncontract</text:p>
          </table:table-cell>
          <table:table-cell office:value-type="string">
            <text:p>numoffcontractmonths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28">
            <text:p>28</text:p>
          </table:table-cell>
          <table:table-cell table:formula="of:=RANDBETWEEN(1;20)" office:value-type="float" office:value="4">
            <text:p>4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2]);MAX([.B2]-12;[.B2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74">
            <text:p>74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]);MAX([.B3]-12;[.B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10">
            <text:p>10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]);MAX([.B4]-12;[.B4]);NA())" office:value-type="float" office:value="10">
            <text:p>10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16">
            <text:p>116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]);MAX([.B5]-12;[.B5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1">
            <text:p>1</text:p>
          </table:table-cell>
          <table:table-cell table:formula="of:=RANDBETWEEN(1;20)" office:value-type="float" office:value="7">
            <text:p>7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6]);MAX([.B6]-12;[.B6]);NA())" office:value-type="float" office:value="1">
            <text:p>1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06">
            <text:p>106</text:p>
          </table:table-cell>
          <table:table-cell table:formula="of:=RANDBETWEEN(1;20)" office:value-type="float" office:value="3">
            <text:p>3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7]);MAX([.B7]-12;[.B7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26">
            <text:p>26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8]);MAX([.B8]-12;[.B8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57">
            <text:p>57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9]);MAX([.B9]-12;[.B9]);NA())" office:value-type="float" office:value="57">
            <text:p>57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38">
            <text:p>38</text:p>
          </table:table-cell>
          <table:table-cell table:formula="of:=RANDBETWEEN(1;20)" office:value-type="float" office:value="14">
            <text:p>14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10]);MAX([.B10]-12;[.B10]);NA())" office:value-type="float" office:value="38">
            <text:p>38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43">
            <text:p>43</text:p>
          </table:table-cell>
          <table:table-cell table:formula="of:=RANDBETWEEN(1;20)" office:value-type="float" office:value="15">
            <text:p>15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11]);MAX([.B11]-12;[.B11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84">
            <text:p>84</text:p>
          </table:table-cell>
          <table:table-cell table:formula="of:=RANDBETWEEN(1;20)" office:value-type="float" office:value="12">
            <text:p>12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12]);MAX([.B12]-12;[.B12]);NA())" office:value-type="float" office:value="84">
            <text:p>84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80">
            <text:p>80</text:p>
          </table:table-cell>
          <table:table-cell table:formula="of:=RANDBETWEEN(1;20)" office:value-type="float" office:value="7">
            <text:p>7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13]);MAX([.B13]-12;[.B1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84">
            <text:p>84</text:p>
          </table:table-cell>
          <table:table-cell table:formula="of:=RANDBETWEEN(1;20)" office:value-type="float" office:value="14">
            <text:p>14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14]);MAX([.B14]-12;[.B14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32">
            <text:p>32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15]);MAX([.B15]-12;[.B15]);NA())" office:value-type="float" office:value="32">
            <text:p>32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49">
            <text:p>49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16]);MAX([.B16]-12;[.B16]);NA())" office:value-type="float" office:value="49">
            <text:p>49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16">
            <text:p>16</text:p>
          </table:table-cell>
          <table:table-cell table:formula="of:=RANDBETWEEN(1;20)" office:value-type="float" office:value="15">
            <text:p>15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17]);MAX([.B17]-12;[.B17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77">
            <text:p>77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18]);MAX([.B18]-12;[.B18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46">
            <text:p>46</text:p>
          </table:table-cell>
          <table:table-cell table:formula="of:=RANDBETWEEN(1;20)" office:value-type="float" office:value="10">
            <text:p>10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19]);MAX([.B19]-12;[.B19]);NA())" office:value-type="float" office:value="46">
            <text:p>46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99">
            <text:p>99</text:p>
          </table:table-cell>
          <table:table-cell table:formula="of:=RANDBETWEEN(1;20)" office:value-type="float" office:value="20">
            <text:p>20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0]);MAX([.B20]-12;[.B20]);NA())" office:value-type="float" office:value="99">
            <text:p>99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95">
            <text:p>95</text:p>
          </table:table-cell>
          <table:table-cell table:formula="of:=RANDBETWEEN(1;20)" office:value-type="float" office:value="5">
            <text:p>5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1]);MAX([.B21]-12;[.B21]);NA())" office:value-type="float" office:value="95">
            <text:p>95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45">
            <text:p>45</text:p>
          </table:table-cell>
          <table:table-cell table:formula="of:=RANDBETWEEN(1;20)" office:value-type="float" office:value="3">
            <text:p>3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2]);MAX([.B22]-12;[.B22]);NA())" office:value-type="float" office:value="45">
            <text:p>45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68">
            <text:p>68</text:p>
          </table:table-cell>
          <table:table-cell table:formula="of:=RANDBETWEEN(1;20)" office:value-type="float" office:value="15">
            <text:p>15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3]);MAX([.B23]-12;[.B23]);NA())" office:value-type="float" office:value="68">
            <text:p>68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11">
            <text:p>11</text:p>
          </table:table-cell>
          <table:table-cell table:formula="of:=RANDBETWEEN(1;20)" office:value-type="float" office:value="5">
            <text:p>5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4]);MAX([.B24]-12;[.B24]);NA())" office:value-type="float" office:value="11">
            <text:p>11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62">
            <text:p>62</text:p>
          </table:table-cell>
          <table:table-cell table:formula="of:=RANDBETWEEN(1;20)" office:value-type="float" office:value="7">
            <text:p>7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5]);MAX([.B25]-12;[.B25]);NA())" office:value-type="float" office:value="62">
            <text:p>62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48">
            <text:p>48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26]);MAX([.B26]-12;[.B26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10">
            <text:p>10</text:p>
          </table:table-cell>
          <table:table-cell table:formula="of:=RANDBETWEEN(1;20)" office:value-type="float" office:value="12">
            <text:p>12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27]);MAX([.B27]-12;[.B27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88">
            <text:p>88</text:p>
          </table:table-cell>
          <table:table-cell table:formula="of:=RANDBETWEEN(1;20)" office:value-type="float" office:value="15">
            <text:p>15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8]);MAX([.B28]-12;[.B28]);NA())" office:value-type="float" office:value="88">
            <text:p>88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56">
            <text:p>56</text:p>
          </table:table-cell>
          <table:table-cell table:formula="of:=RANDBETWEEN(1;20)" office:value-type="float" office:value="4">
            <text:p>4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29]);MAX([.B29]-12;[.B29]);NA())" office:value-type="float" office:value="56">
            <text:p>56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65">
            <text:p>65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30]);MAX([.B30]-12;[.B30]);NA())" office:value-type="float" office:value="65">
            <text:p>65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89">
            <text:p>89</text:p>
          </table:table-cell>
          <table:table-cell table:formula="of:=RANDBETWEEN(1;20)" office:value-type="float" office:value="4">
            <text:p>4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31]);MAX([.B31]-12;[.B31]);NA())" office:value-type="float" office:value="89">
            <text:p>89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1">
            <text:p>11</text:p>
          </table:table-cell>
          <table:table-cell table:formula="of:=RANDBETWEEN(1;20)" office:value-type="float" office:value="16">
            <text:p>1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2]);MAX([.B32]-12;[.B32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5">
            <text:p>5</text:p>
          </table:table-cell>
          <table:table-cell table:formula="of:=RANDBETWEEN(1;20)" office:value-type="float" office:value="3">
            <text:p>3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3]);MAX([.B33]-12;[.B3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96">
            <text:p>96</text:p>
          </table:table-cell>
          <table:table-cell table:formula="of:=RANDBETWEEN(1;20)" office:value-type="float" office:value="1">
            <text:p>1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34]);MAX([.B34]-12;[.B34]);NA())" office:value-type="float" office:value="96">
            <text:p>96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07">
            <text:p>107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5]);MAX([.B35]-12;[.B35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67">
            <text:p>67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36]);MAX([.B36]-12;[.B36]);NA())" office:value-type="float" office:value="67">
            <text:p>67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21">
            <text:p>21</text:p>
          </table:table-cell>
          <table:table-cell table:formula="of:=RANDBETWEEN(1;20)" office:value-type="float" office:value="12">
            <text:p>12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7]);MAX([.B37]-12;[.B37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2">
            <text:p>2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8]);MAX([.B38]-12;[.B38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48">
            <text:p>48</text:p>
          </table:table-cell>
          <table:table-cell table:formula="of:=RANDBETWEEN(1;20)" office:value-type="float" office:value="2">
            <text:p>2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39]);MAX([.B39]-12;[.B39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86">
            <text:p>86</text:p>
          </table:table-cell>
          <table:table-cell table:formula="of:=RANDBETWEEN(1;20)" office:value-type="float" office:value="13">
            <text:p>13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0]);MAX([.B40]-12;[.B40]);NA())" office:value-type="float" office:value="86">
            <text:p>86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53">
            <text:p>53</text:p>
          </table:table-cell>
          <table:table-cell table:formula="of:=RANDBETWEEN(1;20)" office:value-type="float" office:value="2">
            <text:p>2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1]);MAX([.B41]-12;[.B41]);NA())" office:value-type="float" office:value="53">
            <text:p>53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45">
            <text:p>45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42]);MAX([.B42]-12;[.B42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53">
            <text:p>53</text:p>
          </table:table-cell>
          <table:table-cell table:formula="of:=RANDBETWEEN(1;20)" office:value-type="float" office:value="14">
            <text:p>14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43]);MAX([.B43]-12;[.B4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13">
            <text:p>13</text:p>
          </table:table-cell>
          <table:table-cell table:formula="of:=RANDBETWEEN(1;20)" office:value-type="float" office:value="10">
            <text:p>10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44]);MAX([.B44]-12;[.B44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72">
            <text:p>72</text:p>
          </table:table-cell>
          <table:table-cell table:formula="of:=RANDBETWEEN(1;20)" office:value-type="float" office:value="5">
            <text:p>5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5]);MAX([.B45]-12;[.B45]);NA())" office:value-type="float" office:value="72">
            <text:p>72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13">
            <text:p>113</text:p>
          </table:table-cell>
          <table:table-cell table:formula="of:=RANDBETWEEN(1;20)" office:value-type="float" office:value="12">
            <text:p>12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6]);MAX([.B46]-12;[.B46]);NA())" office:value-type="float" office:value="113">
            <text:p>113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59">
            <text:p>59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47]);MAX([.B47]-12;[.B47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114">
            <text:p>114</text:p>
          </table:table-cell>
          <table:table-cell table:formula="of:=RANDBETWEEN(1;20)" office:value-type="float" office:value="2">
            <text:p>2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8]);MAX([.B48]-12;[.B48]);NA())" office:value-type="float" office:value="114">
            <text:p>114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62">
            <text:p>62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49]);MAX([.B49]-12;[.B49]);NA())" office:value-type="float" office:value="62">
            <text:p>62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90">
            <text:p>90</text:p>
          </table:table-cell>
          <table:table-cell table:formula="of:=RANDBETWEEN(1;20)" office:value-type="float" office:value="7">
            <text:p>7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50]);MAX([.B50]-12;[.B50]);NA())" office:value-type="float" office:value="90">
            <text:p>90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15">
            <text:p>115</text:p>
          </table:table-cell>
          <table:table-cell table:formula="of:=RANDBETWEEN(1;20)" office:value-type="float" office:value="20">
            <text:p>20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1]);MAX([.B51]-12;[.B51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79">
            <text:p>79</text:p>
          </table:table-cell>
          <table:table-cell table:formula="of:=RANDBETWEEN(1;20)" office:value-type="float" office:value="8">
            <text:p>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52]);MAX([.B52]-12;[.B52]);NA())" office:value-type="float" office:value="79">
            <text:p>79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95">
            <text:p>95</text:p>
          </table:table-cell>
          <table:table-cell table:formula="of:=RANDBETWEEN(1;20)" office:value-type="float" office:value="1">
            <text:p>1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3]);MAX([.B53]-12;[.B5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64">
            <text:p>64</text:p>
          </table:table-cell>
          <table:table-cell table:formula="of:=RANDBETWEEN(1;20)" office:value-type="float" office:value="12">
            <text:p>12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4]);MAX([.B54]-12;[.B54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31">
            <text:p>31</text:p>
          </table:table-cell>
          <table:table-cell table:formula="of:=RANDBETWEEN(1;20)" office:value-type="float" office:value="4">
            <text:p>4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5]);MAX([.B55]-12;[.B55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6">
            <text:p>6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56]);MAX([.B56]-12;[.B56]);NA())" office:value-type="float" office:value="6">
            <text:p>6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111">
            <text:p>111</text:p>
          </table:table-cell>
          <table:table-cell table:formula="of:=RANDBETWEEN(1;20)" office:value-type="float" office:value="7">
            <text:p>7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57]);MAX([.B57]-12;[.B57]);NA())" office:value-type="float" office:value="111">
            <text:p>111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24">
            <text:p>24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8]);MAX([.B58]-12;[.B58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54">
            <text:p>54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59]);MAX([.B59]-12;[.B59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106">
            <text:p>106</text:p>
          </table:table-cell>
          <table:table-cell table:formula="of:=RANDBETWEEN(1;20)" office:value-type="float" office:value="9">
            <text:p>9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0]);MAX([.B60]-12;[.B60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13">
            <text:p>113</text:p>
          </table:table-cell>
          <table:table-cell table:formula="of:=RANDBETWEEN(1;20)" office:value-type="float" office:value="4">
            <text:p>4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1]);MAX([.B61]-12;[.B61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0">
            <text:p>10</text:p>
          </table:table-cell>
          <table:table-cell table:formula="of:=RANDBETWEEN(1;20)" office:value-type="float" office:value="17">
            <text:p>17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2]);MAX([.B62]-12;[.B62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52">
            <text:p>52</text:p>
          </table:table-cell>
          <table:table-cell table:formula="of:=RANDBETWEEN(1;20)" office:value-type="float" office:value="2">
            <text:p>2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63]);MAX([.B63]-12;[.B63]);NA())" office:value-type="float" office:value="52">
            <text:p>52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43">
            <text:p>43</text:p>
          </table:table-cell>
          <table:table-cell table:formula="of:=RANDBETWEEN(1;20)" office:value-type="float" office:value="20">
            <text:p>20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64]);MAX([.B64]-12;[.B64]);NA())" office:value-type="float" office:value="43">
            <text:p>43</text:p>
          </table:table-cell>
        </table:table-row>
        <table:table-row table:style-name="ro2">
          <table:table-cell table:formula="of:=RANDBETWEEN(1;5)" office:value-type="float" office:value="1">
            <text:p>1</text:p>
          </table:table-cell>
          <table:table-cell table:formula="of:=RANDBETWEEN(1;120)" office:value-type="float" office:value="20">
            <text:p>20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5]);MAX([.B65]-12;[.B65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46">
            <text:p>46</text:p>
          </table:table-cell>
          <table:table-cell table:formula="of:=RANDBETWEEN(1;20)" office:value-type="float" office:value="8">
            <text:p>8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6]);MAX([.B66]-12;[.B66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9">
            <text:p>9</text:p>
          </table:table-cell>
          <table:table-cell table:formula="of:=RANDBETWEEN(1;20)" office:value-type="float" office:value="16">
            <text:p>16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67]);MAX([.B67]-12;[.B67]);NA())" office:value-type="float" office:value="9">
            <text:p>9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46">
            <text:p>46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68]);MAX([.B68]-12;[.B68]);NA())" office:value-type="float" office:value="46">
            <text:p>46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86">
            <text:p>86</text:p>
          </table:table-cell>
          <table:table-cell table:formula="of:=RANDBETWEEN(1;20)" office:value-type="float" office:value="2">
            <text:p>2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69]);MAX([.B69]-12;[.B69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58">
            <text:p>58</text:p>
          </table:table-cell>
          <table:table-cell table:formula="of:=RANDBETWEEN(1;20)" office:value-type="float" office:value="18">
            <text:p>18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70]);MAX([.B70]-12;[.B70]);NA())" office:value-type="float" office:value="58">
            <text:p>58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68">
            <text:p>68</text:p>
          </table:table-cell>
          <table:table-cell table:formula="of:=RANDBETWEEN(1;20)" office:value-type="float" office:value="6">
            <text:p>6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71]);MAX([.B71]-12;[.B71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5">
            <text:p>5</text:p>
          </table:table-cell>
          <table:table-cell table:formula="of:=RANDBETWEEN(1;120)" office:value-type="float" office:value="26">
            <text:p>26</text:p>
          </table:table-cell>
          <table:table-cell table:formula="of:=RANDBETWEEN(1;20)" office:value-type="float" office:value="20">
            <text:p>20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72]);MAX([.B72]-12;[.B72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3">
            <text:p>3</text:p>
          </table:table-cell>
          <table:table-cell table:formula="of:=RANDBETWEEN(1;120)" office:value-type="float" office:value="47">
            <text:p>47</text:p>
          </table:table-cell>
          <table:table-cell table:formula="of:=RANDBETWEEN(1;20)" office:value-type="float" office:value="17">
            <text:p>17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73]);MAX([.B73]-12;[.B73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4">
            <text:p>4</text:p>
          </table:table-cell>
          <table:table-cell table:formula="of:=RANDBETWEEN(1;120)" office:value-type="float" office:value="98">
            <text:p>98</text:p>
          </table:table-cell>
          <table:table-cell table:formula="of:=RANDBETWEEN(1;20)" office:value-type="float" office:value="3">
            <text:p>3</text:p>
          </table:table-cell>
          <table:table-cell table:formula="of:=RANDBETWEEN(0;1)=1" office:value-type="boolean" office:boolean-value="true">
            <text:p>TRUE</text:p>
          </table:table-cell>
          <table:table-cell table:formula="of:=IF(NOT([.D74]);MAX([.B74]-12;[.B74]);NA())" office:value-type="float" office:value="0">
            <text:p>#N/A</text:p>
          </table:table-cell>
        </table:table-row>
        <table:table-row table:style-name="ro2">
          <table:table-cell table:formula="of:=RANDBETWEEN(1;5)" office:value-type="float" office:value="2">
            <text:p>2</text:p>
          </table:table-cell>
          <table:table-cell table:formula="of:=RANDBETWEEN(1;120)" office:value-type="float" office:value="13">
            <text:p>13</text:p>
          </table:table-cell>
          <table:table-cell table:formula="of:=RANDBETWEEN(1;20)" office:value-type="float" office:value="11">
            <text:p>11</text:p>
          </table:table-cell>
          <table:table-cell table:formula="of:=RANDBETWEEN(0;1)=1" office:value-type="boolean" office:boolean-value="false">
            <text:p>FALSE</text:p>
          </table:table-cell>
          <table:table-cell table:formula="of:=IF(NOT([.D75]);MAX([.B75]-12;[.B75]);NA())" office:value-type="float" office:value="13">
            <text:p>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11/25/2016</text:date>, <text:time>20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nnett</meta:initial-creator>
    <meta:creation-date>2016-11-25T20:31:11.04</meta:creation-date>
    <dc:date>2016-11-25T20:40:56.48</dc:date>
    <dc:creator>Jonathan Bennett</dc:creator>
    <meta:editing-duration>PT9M46S</meta:editing-duration>
    <meta:editing-cycles>1</meta:editing-cycles>
    <meta:document-statistic meta:table-count="3" meta:cell-count="375" meta:object-count="0"/>
    <meta:generator>OpenOffice/4.1.3$Win32 OpenOffice.org_project/413m1$Build-9783</meta:generator>
  </office:meta>
</office:document-meta>
</file>